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b828c" officeooo:paragraph-rsid="001b828c"/>
    </style:style>
    <style:style style:name="P2" style:family="paragraph" style:parent-style-name="Standard">
      <style:text-properties officeooo:rsid="001cc04f" officeooo:paragraph-rsid="001cc04f"/>
    </style:style>
    <style:style style:name="P3" style:family="paragraph" style:parent-style-name="Standard">
      <style:text-properties officeooo:rsid="001e2949" officeooo:paragraph-rsid="001e2949"/>
    </style:style>
    <style:style style:name="P4" style:family="paragraph" style:parent-style-name="Standard">
      <style:text-properties officeooo:rsid="001fcc1a" officeooo:paragraph-rsid="001fcc1a"/>
    </style:style>
    <style:style style:name="P5" style:family="paragraph" style:parent-style-name="Standard">
      <style:text-properties fo:font-size="14pt" fo:font-weight="bold" officeooo:rsid="001b828c" officeooo:paragraph-rsid="001b828c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248b15" officeooo:paragraph-rsid="00248b15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2678bf" officeooo:paragraph-rsid="002678bf" fo:background-color="transparent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248b15" officeooo:paragraph-rsid="00248b15"/>
    </style:style>
    <style:style style:name="P9" style:family="paragraph" style:parent-style-name="Standard">
      <style:text-properties officeooo:rsid="00248b15" officeooo:paragraph-rsid="00248b15" fo:background-color="#ff3333"/>
    </style:style>
    <style:style style:name="P10" style:family="paragraph" style:parent-style-name="Standard">
      <style:text-properties officeooo:rsid="00248b15" officeooo:paragraph-rsid="002678bf" fo:background-color="#ff3333"/>
    </style:style>
    <style:style style:name="P11" style:family="paragraph" style:parent-style-name="Standard">
      <style:text-properties officeooo:rsid="002678bf" officeooo:paragraph-rsid="002678bf" fo:background-color="#ff3333"/>
    </style:style>
    <style:style style:name="P12" style:family="paragraph" style:parent-style-name="Standard">
      <style:text-properties officeooo:rsid="001cc04f" officeooo:paragraph-rsid="001cc04f"/>
    </style:style>
    <style:style style:name="P13" style:family="paragraph" style:parent-style-name="Standard">
      <style:text-properties officeooo:rsid="0027ecd4" officeooo:paragraph-rsid="0027ecd4"/>
    </style:style>
    <style:style style:name="P14" style:family="paragraph" style:parent-style-name="Standard">
      <style:text-properties officeooo:rsid="00297332" officeooo:paragraph-rsid="00297332"/>
    </style:style>
    <style:style style:name="P15" style:family="paragraph" style:parent-style-name="Standard">
      <style:text-properties fo:font-size="14pt" fo:font-weight="bold" officeooo:rsid="00297332" officeooo:paragraph-rsid="00297332" style:font-size-asian="14pt" style:font-weight-asian="bold" style:font-size-complex="14pt" style:font-weight-complex="bold"/>
    </style:style>
    <style:style style:name="T1" style:family="text">
      <style:text-properties fo:background-color="#ff3333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iste des différents liens sur l'optimisation pour la compilation en Java:</text:p>
      <text:p text:style-name="P1"/>
      <text:p text:style-name="P1"><text:a xlink:type="simple" xlink:href="http://www.javaworld.com/article/2078623/core-java/jvm-performance-optimization-part-1-a-jvm-technology-primer.html" text:style-name="Internet_20_link" text:visited-style-name="Visited_20_Internet_20_Link">http://www.javaworld.com/article/2078623/core-java/jvm-performance-optimization-part-1-a-jvm-technology-primer.html</text:a></text:p>
      <text:p text:style-name="P1"/>
      <text:p text:style-name="P1"><text:a xlink:type="simple" xlink:href="http://www.javaworld.com/article/2078635/enterprise-middleware/jvm-performance-optimization-part-2-compilers.html" text:style-name="Internet_20_link" text:visited-style-name="Visited_20_Internet_20_Link"><text:span text:style-name="T1">http://www.javaworld.com/article/2078635/enterprise-middleware/jvm-performance-optimization-part-2-compilers.html</text:span></text:a></text:p>
      <text:p text:style-name="P1"/>
      <text:p text:style-name="P1"><text:a xlink:type="simple" xlink:href="http://www.javaworld.com/article/2076060/build-ci-sdlc/compiler-optimizations.html" text:style-name="Internet_20_link" text:visited-style-name="Visited_20_Internet_20_Link">http://www.javaworld.com/article/2076060/build-ci-sdlc/compiler-optimizations.html</text:a></text:p>
      <text:p text:style-name="P1"/>
      <text:p text:style-name="P2"><text:a xlink:type="simple" xlink:href="http://web.stanford.edu/class/archive/cs/cs108/cs108.1082/handouts/39ImplementationHotspot.pdf" text:style-name="Internet_20_link" text:visited-style-name="Visited_20_Internet_20_Link"><text:span text:style-name="T1">http://web.stanford.edu/class/archive/cs/cs108/cs108.1082/handouts/39ImplementationHotspot.pdf</text:span></text:a></text:p>
      <text:p text:style-name="P2"/>
      <text:p text:style-name="P3">http://www.oracle.com/technetwork/java/whitepaper-135217.html</text:p>
      <text:p text:style-name="P4"/>
      <text:p text:style-name="P4"/>
      <text:p text:style-name="P4"/>
      <text:p text:style-name="P5">JIT Compiler:</text:p>
      <text:p text:style-name="P1"/>
      <text:p text:style-name="P1"><text:a xlink:type="simple" xlink:href="http://www.sdsc.edu/~allans/cs231/openjit.pdf" text:style-name="Internet_20_link" text:visited-style-name="Visited_20_Internet_20_Link">http://www.sdsc.edu/~allans/cs231/openjit.pdf</text:a></text:p>
      <text:p text:style-name="P1"/>
      <text:p text:style-name="P2"><text:a xlink:type="simple" xlink:href="http://docs.oracle.com/cd/E15289_01/doc.40/e15058/underst_jit.htm" text:style-name="Internet_20_link" text:visited-style-name="Visited_20_Internet_20_Link"><text:span text:style-name="T1">http://docs.oracle.com/cd/E15289_01/doc.40/e15058/underst_jit.htm</text:span></text:a></text:p>
      <text:p text:style-name="P2"/>
      <text:p text:style-name="P2"/>
      <text:p text:style-name="P6">Lien sur différents livres utiles:</text:p>
      <text:p text:style-name="P8"/>
      <text:p text:style-name="P9"><text:a xlink:type="simple" xlink:href="https://www.usenix.org/legacy/publications/library/proceedings/jvm02/yu/yu_html/node3.html" text:style-name="Internet_20_link" text:visited-style-name="Visited_20_Internet_20_Link">https://www.usenix.org/legacy/publications/library/proceedings/jvm02/yu/yu_html/node3.html</text:a></text:p>
      <text:p text:style-name="P9"/>
      <text:p text:style-name="P9"/>
      <text:p text:style-name="P7">Liens sur l'optimisation static:</text:p>
      <text:p text:style-name="P10"/>
      <text:p text:style-name="P11">http://blog.soat.fr/2015/10/java-entre-compilation-statique-et-dynamique-mon-coeur-balance/</text:p>
      <text:p text:style-name="P2"/>
      <text:p text:style-name="P13"><text:a xlink:type="simple" xlink:href="https://en.wikipedia.org/wiki/List_of_optimization_software" text:style-name="Internet_20_link" text:visited-style-name="Visited_20_Internet_20_Link">https://en.wikipedia.org/wiki/List_of_optimization_software</text:a></text:p>
      <text:p text:style-name="P13"/>
      <text:p text:style-name="P13"/>
      <text:p text:style-name="P13"/>
      <text:p text:style-name="P15">Lien sur les techniques d'optimisation:</text:p>
      <text:p text:style-name="P14"/>
      <text:p text:style-name="P14">https://en.wikipedia.org/wiki/Optimizing_compil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lt Carre</meta:initial-creator>
    <meta:creation-date>2017-01-09T11:33:12.020449024</meta:creation-date>
    <dc:date>2017-01-10T11:53:58.924494959</dc:date>
    <dc:creator>Thibault Carre</dc:creator>
    <meta:editing-duration>PT36M35S</meta:editing-duration>
    <meta:editing-cycles>12</meta:editing-cycles>
    <meta:generator>LibreOffice/4.3.7.2$Linux_X86_64 LibreOffice_project/430$Build-2</meta:generator>
    <meta:document-statistic meta:table-count="0" meta:image-count="0" meta:object-count="0" meta:page-count="1" meta:paragraph-count="16" meta:word-count="38" meta:character-count="1056" meta:non-whitespace-character-count="1034"/>
  </office:meta>
</office:document-meta>
</file>